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1in" table:align="left"/>
    </style:style>
    <style:style style:name="Table1.A" style:family="table-column">
      <style:table-column-properties style:column-width="3.3736in"/>
    </style:style>
    <style:style style:name="Table1.B" style:family="table-column">
      <style:table-column-properties style:column-width="3.3174in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officeooo:rsid="000f496a" officeooo:paragraph-rsid="000f496a"/>
    </style:style>
    <style:style style:name="P2" style:family="paragraph" style:parent-style-name="Table_20_Contents">
      <style:paragraph-properties fo:text-align="end" style:justify-single-word="false"/>
      <style:text-properties officeooo:rsid="000f496a" officeooo:paragraph-rsid="000f496a"/>
    </style:style>
    <style:style style:name="P3" style:family="paragraph" style:parent-style-name="Text_20_body" style:list-style-name="L1">
      <style:paragraph-properties fo:margin-left="0in" fo:margin-right="0in" fo:text-indent="0in" style:auto-text-indent="false"/>
    </style:style>
    <style:style style:name="P4" style:family="paragraph" style:parent-style-name="Text_20_body" style:list-style-name="L1">
      <style:paragraph-properties fo:margin-left="0in" fo:margin-right="0in" fo:text-indent="0in" style:auto-text-indent="false"/>
      <style:text-properties officeooo:paragraph-rsid="000f496a"/>
    </style:style>
    <style:style style:name="P5" style:family="paragraph" style:parent-style-name="Text_20_body" style:list-style-name="L1">
      <style:paragraph-properties fo:margin-left="0in" fo:margin-right="0in" fo:text-indent="0in" style:auto-text-indent="false"/>
      <style:text-properties officeooo:paragraph-rsid="001edaeb"/>
    </style:style>
    <style:style style:name="P6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rsid="000f496a" officeooo:paragraph-rsid="000f496a"/>
    </style:style>
    <style:style style:name="T1" style:family="text">
      <style:text-properties fo:font-style="italic" officeooo:rsid="000f496a" style:font-style-asian="italic" style:font-style-complex="italic"/>
    </style:style>
    <style:style style:name="T2" style:family="text">
      <style:text-properties fo:font-style="italic" officeooo:rsid="00102a6f" style:font-style-asian="italic" style:font-style-complex="italic"/>
    </style:style>
    <style:style style:name="T3" style:family="text">
      <style:text-properties fo:font-style="italic" officeooo:rsid="00116d11" style:font-style-asian="italic" style:font-style-complex="italic"/>
    </style:style>
    <style:style style:name="T4" style:family="text">
      <style:text-properties fo:font-style="italic" officeooo:rsid="0012cf4d" style:font-style-asian="italic" style:font-style-complex="italic"/>
    </style:style>
    <style:style style:name="T5" style:family="text">
      <style:text-properties fo:font-style="italic" officeooo:rsid="001337b0" style:font-style-asian="italic" style:font-style-complex="italic"/>
    </style:style>
    <style:style style:name="T6" style:family="text">
      <style:text-properties fo:font-style="italic" officeooo:rsid="0013d677" style:font-style-asian="italic" style:font-style-complex="italic"/>
    </style:style>
    <style:style style:name="T7" style:family="text">
      <style:text-properties fo:font-style="italic" officeooo:rsid="00152156" style:font-style-asian="italic" style:font-style-complex="italic"/>
    </style:style>
    <style:style style:name="T8" style:family="text">
      <style:text-properties fo:font-style="italic" officeooo:rsid="001a3213" style:font-style-asian="italic" style:font-style-complex="italic"/>
    </style:style>
    <style:style style:name="T9" style:family="text">
      <style:text-properties fo:font-style="italic" officeooo:rsid="001b3947" style:font-style-asian="italic" style:font-style-complex="italic"/>
    </style:style>
    <style:style style:name="T10" style:family="text">
      <style:text-properties fo:font-style="italic" officeooo:rsid="001d8fe5" style:font-style-asian="italic" style:font-style-complex="italic"/>
    </style:style>
    <style:style style:name="T11" style:family="text">
      <style:text-properties fo:font-style="italic" officeooo:rsid="001edaeb" style:font-style-asian="italic" style:font-style-complex="italic"/>
    </style:style>
    <style:style style:name="T12" style:family="text">
      <style:text-properties fo:font-style="italic" officeooo:rsid="001fc34a" style:font-style-asian="italic" style:font-style-complex="italic"/>
    </style:style>
    <style:style style:name="T13" style:family="text">
      <style:text-properties fo:font-style="italic" officeooo:rsid="002160cc" style:font-style-asian="italic" style:font-style-complex="italic"/>
    </style:style>
    <style:style style:name="T14" style:family="text">
      <style:text-properties fo:font-style="italic" officeooo:rsid="00227c71" style:font-style-asian="italic" style:font-style-complex="italic"/>
    </style:style>
    <style:style style:name="T15" style:family="text">
      <style:text-properties officeooo:rsid="00152156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Daniel Berry</text:p>
            <text:p text:style-name="P1">HCC 6600</text:p>
          </table:table-cell>
          <table:table-cell table:style-name="Table1.A1" office:value-type="string">
            <text:p text:style-name="P2">March 9, 2025</text:p>
          </table:table-cell>
        </table:table-row>
      </table:table>
      <text:p text:style-name="P6">Report 5</text:p>
      <text:list text:style-name="L1">
        <text:list-item>
          <text:p text:style-name="P3">How does robust AI contribute to your project's safety and reliability?<text:line-break/><text:span text:style-name="T2">The chat bot must be capable of responding coherently to many types of inputs without divulging private information, breaking social norms, or perpetuating stereotypes.</text:span></text:p>
        </text:list-item>
        <text:list-item>
          <text:p text:style-name="P3">What real-world uncertainty does your project address?<text:line-break/><text:span text:style-name="T1">We cannot be certain to address all the types of prompts users may give to the chat bot. </text:span><text:span text:style-name="T8">Users are an unknown input that can inject any type of prompt that may be malicious or nonsensical.</text:span></text:p>
        </text:list-item>
        <text:list-item>
          <text:p text:style-name="P4">Which adversarial attack threatens your project, and your defensive strategy?<text:line-break/><text:span text:style-name="T3">If we use the input chat’s and corrections </text:span><text:span text:style-name="T4">from users </text:span><text:span text:style-name="T3">to further train the chat bot, the project will be vulnerable to poisoning attacks.</text:span></text:p>
        </text:list-item>
        <text:list-item>
          <text:p text:style-name="P3">What robust optimization technique will you use in your project?<text:line-break/><text:span text:style-name="T5">I will </text:span><text:span text:style-name="T6">implement adversarial training techniques that attempt to fuzz and break the chat bot, but it will be able to handle these outlier types of prompts.</text:span></text:p>
        </text:list-item>
        <text:list-item>
          <text:p text:style-name="P3">How will you defend against evolving adversarial attacks in your project?<text:line-break/><text:span text:style-name="T7">Through continuous monitoring of chat logs and flagging of responses we can investigate any attempts to break or affect the AI.</text:span></text:p>
        </text:list-item>
        <text:list-item>
          <text:p text:style-name="P3">Which robust training method fits your project best?<text:line-break/><text:span text:style-name="T8">Adversarial training is the best technique to help the model adapt to malicious or outlier prompts.</text:span></text:p>
        </text:list-item>
        <text:list-item>
          <text:p text:style-name="P5">How will you test your project's AI system for different failure modes?<text:line-break/><text:span text:style-name="T7">I will write tests that force the chat bot to fail at certain prompts and make sure that it will always </text:span><text:span text:style-name="T10">provide coherent and </text:span><text:span text:style-name="T11">correct responses</text:span><text:span text:style-name="T7">.</text:span></text:p>
        </text:list-item>
        <text:list-item>
          <text:p text:style-name="P3">What measures will protect your project's AI from manipulation?<text:line-break/><text:span text:style-name="T15">The</text:span><text:span text:style-name="T7"> “paladin check” is the </text:span><text:span text:style-name="T11">best</text:span><text:span text:style-name="T7"> mechanism I’ve found that can be used to help defend against LLM targeted attacks. </text:span><text:span text:style-name="T11">A secondary LLM will be put in place to verify grammars, coherence and that the model has produced a respectful response.</text:span></text:p>
        </text:list-item>
        <text:list-item>
          <text:p text:style-name="P3">How will you update adversarial defenses in your project?<text:line-break/><text:span text:style-name="T11">The </text:span><text:span text:style-name="T12">secondary LLM would be updated regularly with new training data from users and updates to the inner “natural language understanding” model.</text:span></text:p>
        </text:list-item>
        <text:list-item>
          <text:p text:style-name="P3"><text:s/>How does robust AI impact trust in your project?<text:line-break/><text:span text:style-name="T9">Without the ability to respond to user prompts without a robust expectation of inputs, users cannot rely on the chat bot to </text:span><text:span text:style-name="T13">give them useful and reliable conversation practice. </text:span><text:span text:style-name="T14">If users are unable to exploit the system, they can gain a trust in the system themselves and allow it to help with their practice.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16:57:54.359423799</meta:creation-date>
    <dc:date>2025-03-09T12:15:10.094597987</dc:date>
    <meta:editing-duration>P2DT18H56M35S</meta:editing-duration>
    <meta:editing-cycles>16</meta:editing-cycles>
    <meta:generator>LibreOffice/24.2.7.2$Linux_X86_64 LibreOffice_project/420$Build-2</meta:generator>
    <meta:document-statistic meta:table-count="1" meta:image-count="0" meta:object-count="0" meta:page-count="1" meta:paragraph-count="14" meta:word-count="406" meta:character-count="2407" meta:non-whitespace-character-count="2024"/>
  </office:meta>
</office:document-meta>
</file>